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Mangal1" svg:font-family="Mangal" style:font-pitch="variable"/>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267cm"/>
    </style:style>
    <style:style style:name="co2" style:family="table-column">
      <style:table-column-properties fo:break-before="auto" style:column-width="2.829cm"/>
    </style:style>
    <style:style style:name="co3" style:family="table-column">
      <style:table-column-properties fo:break-before="auto" style:column-width="7.936cm"/>
    </style:style>
    <style:style style:name="co4" style:family="table-column">
      <style:table-column-properties fo:break-before="auto" style:column-width="3.217cm"/>
    </style:style>
    <style:style style:name="co5" style:family="table-column">
      <style:table-column-properties fo:break-before="auto" style:column-width="9.073cm"/>
    </style:style>
    <style:style style:name="co7" style:family="table-column">
      <style:table-column-properties fo:break-before="auto" style:column-width="11.599cm"/>
    </style:style>
    <style:style style:name="ro4" style:family="table-row">
      <style:table-row-properties style:row-height="0.453cm" fo:break-before="auto" style:use-optimal-row-height="true"/>
    </style:style>
    <style:style style:name="ro2" style:family="table-row">
      <style:table-row-properties style:row-height="1.236cm" fo:break-before="auto" style:use-optimal-row-height="false"/>
    </style:style>
    <style:style style:name="ro3" style:family="table-row">
      <style:table-row-properties style:row-height="4.08cm" fo:break-before="auto" style:use-optimal-row-height="false"/>
    </style:style>
    <style:style style:name="ro5" style:family="table-row">
      <style:table-row-properties style:row-height="2.02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wrap-option="wrap"/>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font-name="F" fo:font-size="12pt" fo:language="en" fo:country="US" style:font-name-asian="Arial" style:font-size-asian="12pt" style:language-asian="en" style:country-asian="US" style:font-name-complex="Arial" style:font-size-complex="6.80000019073486pt" style:language-complex="en" style:country-complex="US"/>
    </style:style>
    <style:style style:name="ce6" style:family="table-cell" style:parent-style-name="Default">
      <style:text-properties fo:language="en" fo:country="US" style:language-asian="en" style:country-asian="US" style:font-size-complex="6.80000019073486pt" style:language-complex="en" style:country-complex="US"/>
    </style:style>
    <style:style style:name="ce7" style:family="table-cell" style:parent-style-name="Default">
      <style:text-properties style:font-name="F" fo:font-size="12pt" fo:language="en" fo:country="US" style:font-size-asian="12pt" style:language-asian="en" style:country-asian="US" style:font-size-complex="6.80000019073486pt" style:language-complex="en" style:country-complex="US"/>
    </style:style>
    <style:style style:name="T1" style:family="text">
      <style:text-properties style:text-outline="false" style:text-line-through-style="none" style:font-name="F" fo:font-size="12pt" fo:language="en" fo:country="US" fo:font-style="normal" fo:text-shadow="none" style:text-underline-style="none" fo:font-weight="normal" style:font-name-asian="Times New Roman" style:font-size-asian="12pt" style:font-style-asian="normal" style:font-weight-asian="normal" style:font-name-complex="Times New Roman" style:font-size-complex="6.80000019073486pt" style:font-style-complex="normal" style:font-weight-complex="normal" style:text-emphasize="none"/>
    </style:style>
    <style:style style:name="T2" style:family="text">
      <style:text-properties style:text-outline="false" style:text-line-through-style="none" style:font-name="F" fo:font-size="12pt" fo:language="en" fo:country="US" fo:font-style="normal" fo:text-shadow="none" style:text-underline-style="none" fo:font-weight="normal" style:font-name-asian="Mangal1" style:font-size-asian="12pt" style:font-style-asian="normal" style:font-weight-asian="normal" style:font-name-complex="Mangal1" style:font-size-complex="6.80000019073486pt" style:font-style-complex="normal" style:font-weight-complex="normal" style:text-emphasize="none"/>
    </style:style>
    <style:style style:name="T3" style:family="text">
      <style:text-properties style:font-name="F" fo:font-size="12pt" fo:language="en" fo:country="US" style:font-name-asian="Arial" style:font-size-asian="12pt" style:font-name-complex="Arial" style:font-size-complex="6.80000019073486pt"/>
    </style:style>
    <style:style style:name="T4" style:family="text">
      <style:text-properties style:font-name="F" fo:font-size="12pt" fo:language="en" fo:country="US" style:font-size-asian="12pt" style:font-size-complex="6.80000019073486pt"/>
    </style:style>
    <style:style style:name="T5" style:family="text">
      <style:text-properties style:font-name="F" fo:font-size="12pt" fo:language="en" fo:country="US" style:font-name-asian="Mangal1" style:font-size-asian="12pt" style:font-name-complex="Mangal1" style:font-size-complex="6.80000019073486pt"/>
    </style:style>
    <style:style style:name="T6" style:family="text">
      <style:text-properties style:font-name="F" fo:font-size="12pt" fo:language="en" fo:country="US" style:font-name-asian="Times New Roman" style:font-size-asian="12pt" style:font-name-complex="Times New Roman" style:font-size-complex="6.80000019073486pt"/>
    </style:style>
    <style:style style:name="T7" style:family="text">
      <style:text-properties fo:language="en" fo:country="US" style:font-name-asian="Arial" style:font-name-complex="Arial" style:font-size-complex="6.80000019073486pt"/>
    </style:style>
    <style:style style:name="T8" style:family="text">
      <style:text-properties fo:font-size="12pt" fo:language="en" fo:country="US" style:font-size-asian="12pt" style:font-size-complex="6.80000019073486pt"/>
    </style:style>
    <style:style style:name="T9" style:family="text">
      <style:text-properties style:text-outline="false" style:text-line-through-style="none" style:font-name="Arial" fo:font-size="10pt" fo:language="en" fo:country="US" fo:font-style="normal" fo:text-shadow="none" style:text-underline-style="none" fo:font-weight="normal" style:font-name-asian="Arial" style:font-size-asian="10pt" style:font-style-asian="normal" style:font-weight-asian="normal" style:font-name-complex="Arial" style:font-size-complex="6.80000019073486pt" style:font-style-complex="normal" style:font-weight-complex="normal" style:text-emphasize="none"/>
    </style:style>
    <style:style style:name="T10" style:family="text">
      <style:text-properties fo:color="#000000" style:text-outline="false" style:text-line-through-style="none" style:font-name="Segoe UI" fo:font-size="9pt" fo:letter-spacing="normal" fo:language="en" fo:country="US" fo:font-style="normal" fo:text-shadow="none" style:text-underline-style="none" fo:font-weight="normal" style:letter-kerning="false" style:font-name-asian="Segoe UI" style:font-size-asian="9pt" style:font-style-asian="normal" style:font-weight-asian="normal" style:font-name-complex="Segoe UI" style:font-size-complex="6.80000019073486pt" style:font-style-complex="normal" style:font-weight-complex="normal" style:text-emphasize="none"/>
    </style:style>
    <style:style style:name="T11" style:family="text">
      <style:text-properties style:font-name="Mangal1" fo:language="en" fo:country="US" style:font-name-asian="Mangal1" style:font-name-complex="Mangal1" style:font-size-complex="6.80000019073486pt"/>
    </style:style>
    <style:style style:name="T12" style:family="text">
      <style:text-properties style:text-outline="false" style:text-line-through-style="none" style:font-name="F" fo:font-size="12pt" fo:language="en" fo:country="US" fo:font-style="normal" fo:text-shadow="none" style:text-underline-style="none" fo:font-weight="normal" style:font-name-asian="Arial" style:font-size-asian="12pt" style:font-style-asian="normal" style:font-weight-asian="normal" style:font-name-complex="Arial" style:font-size-complex="6.80000019073486pt" style:font-style-complex="normal" style:font-weight-complex="normal" style:text-emphasize="none"/>
    </style:style>
  </office:automatic-styles>
  <office:body>
    <office:spreadsheet>
      <table:table table:name="Hoja1" table:style-name="ta1" table:print="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7" table:default-cell-style-name="Default"/>
        <table:table-column table:style-name="co4" table:number-columns-repeated="1019" table:default-cell-style-name="Default"/>
        <table:table-row table:style-name="ro2">
          <table:table-cell table:style-name="ce1" office:value-type="string">
            <text:p>Patología</text:p>
          </table:table-cell>
          <table:table-cell table:style-name="ce1" office:value-type="string">
            <text:p>Descripción</text:p>
          </table:table-cell>
          <table:table-cell table:style-name="ce1" office:value-type="string">
            <text:p>Causas</text:p>
          </table:table-cell>
          <table:table-cell table:style-name="ce1" office:value-type="string">
            <text:p>Sintomatología</text:p>
          </table:table-cell>
          <table:table-cell table:style-name="ce1" office:value-type="string">
            <text:p>Tratamiento</text:p>
          </table:table-cell>
          <table:table-cell table:number-columns-repeated="1019"/>
        </table:table-row>
        <table:table-row table:style-name="ro3">
          <table:table-cell office:value-type="string">
            <text:p>Queratocono</text:p>
          </table:table-cell>
          <table:table-cell table:style-name="ce3" office:value-type="string">
            <text:p><text:span text:style-name="T1">Es una enfermedad ocular que afecta la estructura de </text:span><text:span text:style-name="T2">la córnea, el tejido transparente que cubre la parte frontal del ojo. Con esta afección, la forma de la córnea cambia lentamente de la forma redonda a una forma cónica. El ojo sobresale. </text:span></text:p>
          </table:table-cell>
          <table:table-cell office:value-type="string">
            <text:p>Desconocida</text:p>
          </table:table-cell>
          <table:table-cell table:style-name="ce3" office:value-type="string">
            <text:p><text:span text:style-name="T5">Problemas de visión.</text:span></text:p>
            <text:p><text:span text:style-name="T2">Empañamiento </text:span><text:span text:style-name="T1">sutil de la visión <text:s/>(que </text:span><text:span text:style-name="T2">no puede corregirse con gafas)</text:span></text:p>
            <text:p><text:span text:style-name="T5">halos, resplandor u otros problemas de visión nocturna.</text:span></text:p>
            <text:p><text:span text:style-name="T5">Empeoramiento de la miopía.</text:span></text:p>
            <text:p><text:span text:style-name="T5">Desarrollo de astigmatismo.</text:span></text:p>
          </table:table-cell>
          <table:table-cell table:style-name="ce3" office:value-type="string">
            <text:p><text:span text:style-name="T1">Las lentes de contacto son el principal tratamiento para la mayoría de los </text:span><text:span text:style-name="T2">pacientes que sufren queratocono. </text:span></text:p>
            <text:p><text:span text:style-name="T5">El uso de gafas de sol al aire libre después de recibir el diagnóstico puede ayudar a retardar o prevenir el progreso de la enfermedad. </text:span></text:p>
            <text:p><text:span text:style-name="T5">Durante muchos años, el único tratamiento quirúrgico ha sido el  <text:s/>transplante de córnea.</text:span></text:p>
            <text:p><text:span text:style-name="T5">Las siguientes tecnologías más novedosas pueden demorar o prevenir la necesidad de un trasplante de córnea: </text:span></text:p>
            <text:p><text:span text:style-name="T5">Energía de radiofrecuencia alta (queratoplastia conductiva): cambia la forma de la córnea, de manera que los lentes de contacto funcionen mejor. </text:span></text:p>
            <text:p><text:span text:style-name="T5">Implantes corneales (segmentos de anillos intracorneales): cambia la forma de la córnea,  de manera que los lentes de contacto funcionen mejor. </text:span></text:p>
            <text:p><text:span text:style-name="T5">Entrecruzamiento corneal: es un tratamiento experimental que provoca que la córnea se vuelva dura e impide que la afección empeore. La córnea se puede luego reformar con corrección de la visión con láser.</text:span></text:p>
          </table:table-cell>
          <table:table-cell table:number-columns-repeated="1019"/>
        </table:table-row>
        <table:table-row table:style-name="ro5">
          <table:table-cell office:value-type="string">
            <text:p>Glaucoma</text:p>
          </table:table-cell>
          <table:table-cell table:style-name="ce3" office:value-type="string">
            <text:p><text:span text:style-name="T1">Es un grupo de afecciones oculares que pueden </text:span><text:span text:style-name="T2">dañar al nervio óptico, el cual envía las imágenes que usted ve al cerebro. Con frecuencia, el daño al nervio óptico es causado por el aumento de la presión intraocular pudiendo llegar a provocar ceguera.</text:span></text:p>
          </table:table-cell>
          <table:table-cell table:style-name="ce5" office:value-type="string">
            <text:p><text:span text:style-name="T3">En todos los casos el incremento de la presión intraocular produce daños en el nervio óptico. </text:span></text:p>
            <text:p><text:span text:style-name="T3">Las gotas para dilatar los ojos así como ciertos medicamentos pueden desencadenar un ataque agudo de glaucoma.</text:span></text:p>
            <text:p><text:span text:style-name="T4"/></text:p>
            <text:p><text:span text:style-name="T3">Existen cuatro tipos principales de glaucoma:</text:span></text:p>
            <text:p><text:span text:style-name="T4"/></text:p>
            <text:p><text:span text:style-name="T3">Glaucoma de ángulo abierto: Aumento de la presión intraocular lentamente. Tiene un componente genético.</text:span></text:p>
            <text:p><text:span text:style-name="T3">Glaucoma de ángulo cerrado: Aumento de la presión intraocular repentino.</text:span></text:p>
            <text:p><text:span text:style-name="T3">Glaucoma congénito: <text:s/>Se al nacer presenta cuando el ojo no se desarrolla normalmente, con frecuencia es hereditario.</text:span></text:p>
            <text:p><text:span text:style-name="T3">Glaucoma secundario. Sus principales causas son:</text:span></text:p>
            <text:p><text:span text:style-name="T3">Fármacos como los corticoesteroides</text:span></text:p>
            <text:p><text:span text:style-name="T3">Enfermedades oculares como la uveítis (una infección de la capa media del ojo)</text:span></text:p>
            <text:p><text:span text:style-name="T3">Enfermedades como la diabetes</text:span></text:p>
            <text:p><text:span text:style-name="T3">Lesión ocular</text:span></text:p>
          </table:table-cell>
          <table:table-cell table:style-name="ce3" office:value-type="string">
            <text:p><text:span text:style-name="T6">GLAUCOMA DE ÁNGULO ABIERTO</text:span></text:p>
            <text:p><text:span text:style-name="T6">La mayoría de las personas no presenta síntomas.</text:span></text:p>
            <text:p><text:span text:style-name="T1">Pérdida lenta de la visión (periférica) lateral </text:span><text:span text:style-name="T2">(también llamada visión del túnel).</text:span></text:p>
            <text:p><text:span text:style-name="T4"/></text:p>
            <text:p><text:span text:style-name="T6">GLAUCOMA DE ÁNGULO CERRADO</text:span></text:p>
            <text:p><text:span text:style-name="T1">Los síntomas pueden aparecer y desaparecer al principio o </text:span><text:span text:style-name="T2">empeorar constantemente. Usted puede notar:</text:span></text:p>
            <text:p><text:span text:style-name="T6">Dolor súbito e intenso en un ojo</text:span></text:p>
            <text:p><text:span text:style-name="T1">Visión borrosa o disminuida, a menudo denominada "visión </text:span><text:span text:style-name="T2">nublada"</text:span></text:p>
            <text:p><text:span text:style-name="T6">Náuseas y vómitos</text:span></text:p>
            <text:p><text:span text:style-name="T6">Halos similares al arcoíris alrededor de las luces</text:span></text:p>
            <text:p><text:span text:style-name="T6">Enrojecimiento de los ojos</text:span></text:p>
            <text:p><text:span text:style-name="T6">Sensación de inflamación en el ojo</text:span></text:p>
            <text:p><text:span text:style-name="T4"/></text:p>
            <text:p><text:span text:style-name="T6">GLAUCOMA CONGÉNITO</text:span></text:p>
            <text:p><text:span text:style-name="T1">Los síntomas se notan frecuentemente a los pocos meses de </text:span><text:span text:style-name="T2">edad en los niños.</text:span></text:p>
            <text:p><text:span text:style-name="T6">Opacidad en la parte frontal del ojo</text:span></text:p>
            <text:p><text:span text:style-name="T6">Agrandamiento de uno o ambos ojos</text:span></text:p>
            <text:p><text:span text:style-name="T6">Enrojecimiento de los ojos</text:span></text:p>
            <text:p><text:span text:style-name="T6">Sensibilidad a la luz</text:span></text:p>
            <text:p><text:span text:style-name="T6">Lagrimeo</text:span></text:p>
            <text:p><text:span text:style-name="T4"/></text:p>
            <text:p><text:span text:style-name="T6">GLAUCOMA SECUNDARIO</text:span></text:p>
            <text:p><text:span text:style-name="T4"/></text:p>
            <text:p><text:span text:style-name="T1">Según la causa, los síntomas pueden ser como de glaucoma </text:span><text:span text:style-name="T2">de ángulo abierto o de ángulo cerrado.</text:span></text:p>
            <text:p><text:span text:style-name="T4"/></text:p>
          </table:table-cell>
          <table:table-cell table:style-name="ce7" office:value-type="string">
            <text:p><text:span text:style-name="T12">Si usted ha tenido glaucoma agudo en un ojo, está en riesgo de tenerlo en el segundo ojo. Es probable que su proveedor de atención médica le trate el segundo ojo para prevenir un primer </text:span><text:span text:style-name="T2">ataque en ese ojo.</text:span></text:p>
            <text:p><text:span text:style-name="T4"/></text:p>
            <text:p><text:span text:style-name="T12">El objetivo del tratamiento es reducir la presión ocular. El tratamiento depende del tipo de glaucoma que usted </text:span><text:span text:style-name="T2">tenga.</text:span></text:p>
            <text:p><text:span text:style-name="T4"/></text:p>
            <text:p><text:span text:style-name="T3">GLAUCOMA DE ÁNGULO ABIERTO </text:span></text:p>
            <text:p><text:span text:style-name="T3">Fármacos en forma de gotas para los ojos.</text:span></text:p>
            <text:p><text:span text:style-name="T2">Administración de</text:span><text:span text:style-name="T12"> pastillas para disminuir la presión en el ojo.</text:span></text:p>
            <text:p><text:span text:style-name="T3">En la terapia con láser (se emplea un láser indoloro para abrir los canales por donde sale el líquido).</text:span></text:p>
            <text:p><text:span text:style-name="T12">Cirugía (El médico abrirá un nuevo canal de </text:span><text:span text:style-name="T2">manera que el líquido pueda escapar bajando de esta forma la presión intraocular).</text:span></text:p>
            <text:p><text:span text:style-name="T12">Implantes (pueden ayudar a tratar el glaucoma en personas que se </text:span><text:span text:style-name="T2">someten a cirugía para las cataratas).</text:span></text:p>
            <text:p><text:span text:style-name="T4"/></text:p>
            <text:p><text:span text:style-name="T3">GLAUCOMA DE ÁNGULO AGUDO</text:span></text:p>
            <text:p><text:span text:style-name="T4"/></text:p>
            <text:p><text:span text:style-name="T12">Un ataque de glaucoma de ángulo cerrado agudo es una emergencia médica. Se puede presentar ceguera en unos </text:span><text:span text:style-name="T2">cuantos días si no recibe tratamiento.</text:span></text:p>
            <text:p><text:span text:style-name="T12">Medicación por vía intravenosa para bajar la presión del </text:span><text:span text:style-name="T2">ojo.</text:span></text:p>
            <text:p><text:span text:style-name="T12">Operación de emergencia (iridotomía: <text:s/>el médico utiliza un láser </text:span><text:span text:style-name="T2">para abrir un nuevo canal en el iris que evitará otro ataque).</text:span></text:p>
            <text:p><text:span text:style-name="T4"/></text:p>
            <text:p><text:span text:style-name="T3">GLAUCOMA CONGÉNITO</text:span></text:p>
            <text:p><text:span text:style-name="T3">Cirugía (anestesia general)</text:span></text:p>
            <text:p><text:span text:style-name="T4"/></text:p>
            <text:p><text:span text:style-name="T3">GLAUCOMA SECUNDARIO </text:span></text:p>
            <text:p><text:span text:style-name="T5">Dependiendo de la causa, el tratamiento será el mismo que en el caso de glaucoma de ángulo abierto o agudo.</text:span></text:p>
          </table:table-cell>
          <table:table-cell table:number-columns-repeated="1019"/>
        </table:table-row>
        <table:table-row table:style-name="ro2">
          <table:table-cell office:value-type="string">
            <text:p>Cataratas</text:p>
          </table:table-cell>
          <table:table-cell table:style-name="ce4" office:value-type="string">
            <text:p>Una catarata es una opacidad del cristalino del ojo.</text:p>
          </table:table-cell>
          <table:table-cell office:value-type="string">
            <text:p>El cristalino del ojo normalmente es transparente. Actúa como una lente en una cámara, enfocando la luz a medida que esta pasa hasta la parte posterior del ojo.</text:p>
            <text:p/>
            <text:p>Hasta los 45 años de edad aproximadamente, la forma del cristalino es capaz de cambiar. Esto permite que el cristalino enfoque sobre un objeto, ya sea que esté cerca o lejos.</text:p>
            <text:p/>
            <text:p>A medida que una persona envejece, las proteínas del cristalino comienzan a descomponerse. En consecuencia, este se torna opaco. Lo que el ojo ve puede aparecer borroso. Esta afección se conoce como catarata.</text:p>
            <text:p/>
            <text:p>Los factores que pueden acelerar la formación de cataratas son:</text:p>
            <text:p/>
            <text:p>Diabetes</text:p>
            <text:p>Inflamación del ojo</text:p>
            <text:p>Lesión en el ojo</text:p>
            <text:p>Antecedentes familiares de cataratas</text:p>
            <text:p>Uso prolongado de corticosteroides (tomados por vía oral) o algunas otras medicinas</text:p>
            <text:p>Exposición a la radiación</text:p>
            <text:p>Tabaquismo</text:p>
            <text:p>Cirugía por otro problema ocular</text:p>
            <text:p>Demasiada exposición a la luz ultravioleta (luz solar)</text:p>
            <text:p>En muchos casos, la causa de la catarata se desconoce.</text:p>
          </table:table-cell>
          <table:table-cell table:style-name="ce4" office:value-type="string">
            <text:p>Las cataratas se desarrollan de manera lenta y sin dolor. La visión en el ojo afectado empeora también de manera lenta.</text:p>
            <text:p/>
            <text:p>La opacidad leve del cristalino a menudo ocurre después de los 60 años, pero es posible que no cause ningún problema de visión.</text:p>
            <text:p>Hacia la edad de 75 años, la mayoría de las personas tienen cataratas que afectan su visión.</text:p>
            <text:p>Los <text:s/>problemas visuales pueden abarcar:</text:p>
            <text:p/>
            <text:p>Ser sensible al resplandor</text:p>
            <text:p>Visión nublada, borrosa, difusa o velada</text:p>
            <text:p>Dificultad para ver en la noche o con luz tenue</text:p>
            <text:p>Visión doble</text:p>
            <text:p>Pérdida de la intensidad de los colores</text:p>
            <text:p>Problemas para ver contornos contra un fondo o la diferencia entre sombras de colores</text:p>
            <text:p>Ver halos alrededor de las luces</text:p>
            <text:p>Cambios frecuentes en las prescripciones de anteojos</text:p>
            <text:p>Las cataratas llevan a una disminución en la visión, incluso con la luz del día. La mayoría de las personas con cataratas tienen cambios similares en ambos ojos, aunque un ojo puede estar peor que el otro. Con frecuencia, sólo hay cambios visuales leves.</text:p>
          </table:table-cell>
          <table:table-cell office:value-type="string">
            <text:p>Para una catarata incipiente, el oftalmólogo puede recomendar lo siguiente:</text:p>
            <text:p/>
            <text:p>Cambio en la prescripción de anteojos</text:p>
            <text:p>Mejor iluminación</text:p>
            <text:p>Lentes de aumento</text:p>
            <text:p>Gafas de sol</text:p>
            <text:p>A medida que la visión empeora, posiblemente necesite hacer cambios en la casa para evitar caídas y lesiones. </text:p>
            <text:p/>
            <text:p>El único tratamiento para una catarata es la cirugía para extirparla. Si una catarata no le está dificultando la visión, entonces la cirugía no suele ser necesaria. Las cataratas no dañan el ojo, de manera que usted puede someterse a la cirugía cuando usted y el oftalmólogo decidan que es apropiado. La cirugía por lo regular se recomienda cuando usted no puede desempeñar actividades normales como conducir, leer, mirar la computadora o pantallas de video, ni siquiera con el uso de gafas.</text:p>
            <text:p/>
            <text:p>Algunas personas pueden tener otros problemas oculares, como la retinopatía diabética, que no se pueden tratar sin someterse primero a una cirugía de cataratas. </text:p>
          </table:table-cell>
          <table:table-cell table:number-columns-repeated="1019"/>
        </table:table-row>
        <table:table-row table:style-name="ro2">
          <table:table-cell office:value-type="string">
            <text:p>Conjuntivitis</text:p>
          </table:table-cell>
          <table:table-cell office:value-type="string">
            <text:p>Es la hinchazón (inflamación) o infección de la conjuntiva, la membrana que recubre los párpados y cubre la esclerótica del ojo.</text:p>
            <text:p/>
            <text:p/>
          </table:table-cell>
          <table:table-cell office:value-type="string">
            <text:p>La conjuntiva está expuesta a las bacterias y a otros irritantes, y las lágrimas ayudan a protegerla eliminando las bacterias. Además, las lágrimas contienen proteínas y anticuerpos que destruyen las bacterias.</text:p>
            <text:p/>
            <text:p>La conjuntivitis casi siempre es causada por un virus. La conjuntivitis viral se denomina "queratoconjuntivitis" (conjuntivitis aguda) y ciertas formas de ésta se pueden propagar fácilmente entre los niños.</text:p>
            <text:p/>
            <text:p>Otras causas abarcan:</text:p>
            <text:p/>
            <text:p>Alergias (conjuntivitis alérgica)</text:p>
            <text:p>Bacterias</text:p>
            <text:p>Ciertas enfermedades</text:p>
            <text:p>Exposición a químicos</text:p>
            <text:p>Clamidia</text:p>
            <text:p>Hongos</text:p>
            <text:p>Parásitos (rara vez)</text:p>
            <text:p>Uso de lentes de contacto (especialmente lentes de uso prolongado)</text:p>
            <text:p>Los recién nacidos pueden ser infectados por la bacteria en la vía del parto. Esta afección se denomina oftalmia neonatal y se debe tratar de inmediato para preservar la visión.</text:p>
          </table:table-cell>
          <table:table-cell office:value-type="string">
            <text:p>Los síntomas abarcan:</text:p>
            <text:p/>
            <text:p>Visión borrosa</text:p>
            <text:p>Costras que se forman en el párpado durante la noche</text:p>
            <text:p>Dolor de ojos</text:p>
            <text:p>Sensación arenosa en los ojos</text:p>
            <text:p>Aumento del lagrimeo</text:p>
            <text:p>Picazón en los ojos</text:p>
            <text:p>Enrojecimiento de los ojos</text:p>
            <text:p>Sensibilidad a la luz</text:p>
            <text:p/>
          </table:table-cell>
          <table:table-cell office:value-type="string">
            <text:p>El tratamiento de la conjuntivitis depende de la causa.</text:p>
            <text:p/>
            <text:p>La conjuntivitis alérgica puede mejorar cuando se tratan las alergias y puede desaparecer por sí sola cuando se evitan los desencadenantes de dichas alergias. Este tipo de conjuntivitis se puede aliviar con la aplicación de compresas frías.</text:p>
            <text:p/>
            <text:p>Los medicamentos con antibióticos, casi siempre en la forma de gotas oftálmicas, funcionan bien para tratar la conjuntivitis bacteriana. La conjuntivitis viral desaparece por sí sola. Las gotas oftálmicas con esteroides suaves pueden ayudar a aliviar la molestia. Muchos médicos aplican un colirio antibiótico suave para la queratoconjuntivitis con el fin de prevenir la conjuntivitis bacteriana.</text:p>
            <text:p/>
            <text:p>Usted puede aliviar la molestia de la conjuntivitis viral o bacteriana con la aplicación de compresas tibias (paño limpio empapado en agua tibia) sobre los ojos cerrados.</text:p>
            <text:p/>
            <text:p/>
          </table:table-cell>
          <table:table-cell table:number-columns-repeated="1019"/>
        </table:table-row>
        <table:table-row table:style-name="ro2">
          <table:table-cell table:style-name="ce2" office:value-type="string">
            <text:p>Desprendimiento de retina</text:p>
          </table:table-cell>
          <table:table-cell office:value-type="string">
            <text:p>Es la separación de la membrana sensible a la luz (retina) en la parte posterior del ojo de sus capas de soporte.</text:p>
          </table:table-cell>
          <table:table-cell office:value-type="string">
            <text:p>La retina es el tejido transparente en la parte posterior del ojo. Lo ayuda a ver las imágenes enfocadas en esta por la córnea y el cristalino.</text:p>
            <text:p/>
            <text:p>El tipo más común de desprendimiento de retina con frecuencia se debe a un desgarro o perforación en dicha retina, a través del cual se pueden filtrar los líquidos del ojo. Esto causa la separación de la retina de los tejidos subyacentes, muy parecido a una burbuja debajo de un papel decorativo. Esto casi siempre se debe a una afección llamada desprendimiento vítreo posterior. También puede ser causado por un traumatismo y una miopía muy grave. Un antecedente familiar de desprendimiento de retina también incrementa el riesgo.</text:p>
            <text:p>Otro tipo de desprendimiento de retina se denomina desprendimiento por tracción. Este tipo ocurre en personas con diabetes no controlada, que tienen antecedentes de cirugía de retina o que tienen inflamación crónica.</text:p>
            <text:p>Cuando se presenta el desprendimiento de retina, el sangrado proveniente de los vasos sanguíneos cercanos puede causar opacidad en el interior del ojo, de manera que es posible que usted no vea claramente o que no vea en absoluto. La visión central puede resultar seriamente afectada si la mácula, la parte de la retina responsable de la visión fina y detallada, se desprende.</text:p>
          </table:table-cell>
          <table:table-cell office:value-type="string">
            <text:p>Los síntomas del desprendimiento de retina pueden ser:</text:p>
            <text:p/>
            <text:p>Destellos de luz brillante, especialmente en la visión periférica</text:p>
            <text:p>Visión borrosa</text:p>
            <text:p>Moscas volantes en el ojo</text:p>
            <text:p>Sombra o ceguera en una parte del campo visual de un ojo</text:p>
          </table:table-cell>
          <table:table-cell office:value-type="string">
            <text:p>La mayoría de las personas con un desprendimiento de retina necesita cirugía. Esta se puede realizar ya sea inmediatamente o dentro de un corto período de tiempo después del diagnóstico. Algunos tipos de cirugía de desprendimiento de retina se pueden realizar en el consultorio del médico:</text:p>
            <text:p/>
            <text:p>Se pueden utilizar láseres para sellar los desgarros o agujeros en la retina antes de que se produzca un desprendimiento de retina.</text:p>
            <text:p>Si usted tiene un pequeño desprendimiento de retina, el médico puede colocar una burbuja de gas en el ojo. Esto se conoce como retinopexia neumática y le ayuda a la retina a flotar de nuevo en su lugar. El agujero se sella con un láser.</text:p>
            <text:p>Los desprendimientos de retina más graves requieren cirugía en un hospital. Estos procedimientos incluyen:</text:p>
            <text:p/>
            <text:p>Introflexión o indentación escleral para empujar suavemente la pared del ojo hacia arriba contra la retina.</text:p>
            <text:p>Vitrectomía para extraer el gel o el tejido cicatricial que tira de la retina, empleada para los desprendimientos o desgarros más grandes.</text:p>
            <text:p>Los desprendimientos de retina por tracción se pueden vigilar por un tiempo antes de la cirugía. Si es necesaria la cirugía, por lo regular se hace la vitrectomía.</text:p>
          </table:table-cell>
          <table:table-cell table:number-columns-repeated="1019"/>
        </table:table-row>
        <table:table-row table:style-name="ro2">
          <table:table-cell office:value-type="string">
            <text:p>Acromatopsia</text:p>
          </table:table-cell>
          <table:table-cell table:style-name="ce4" office:value-type="string">
            <text:p>(ceguera total a los colores), enfermedad congénita, hereditaria, cuya patología radica en la malformación de los conos, por lo que hay incapacidad de distinguir los colores.</text:p>
          </table:table-cell>
          <table:table-cell office:value-type="string">
            <text:p>En su mayor parte, los problemas de acromatopsia son de causa genética debido a un gen recesivo ligado al sexo, siendo así muy poco frecuente en las mujeres mientras que aproximadamente 1 de cada 10 hombres sufren alguna forma de acromatopsia. Las células de la retina que discriminan los colores son los conos, cuando faltan algunos pigmentos, estas células tienen incapacidad para distinguir los colores. La acromatopsia más frecuente es por falta de un solo pigmento, dando problemas para diferenciar los colores rojo y verde, pero en diferentes escalas de dificultad. En otras ocasiones, por falta de otros pigmentos se pueden tener problemas para discriminar los colores azul y amarillo, sobre todo, pero quienes tienen este tipo de acromatopsia casi siempre tienen problemas para identificar también los colores rojos y verdes. En la forma más intensa de acromatopsia no se puede ver ningún color.</text:p>
          </table:table-cell>
          <table:table-cell table:style-name="ce6" office:value-type="string">
            <text:p><text:span text:style-name="T7">Los síntomas que abarca la enfermedad son:</text:span></text:p>
            <text:p><text:span text:style-name="T8"/></text:p>
            <text:p><text:span text:style-name="T7">Alteración para discriminar los colores y tono normales.</text:span></text:p>
            <text:p><text:span text:style-name="T7">Puede haber una incapacidad para saber si una persona tiene acromatopsia, ya que ni el mismo lo puede notar.</text:span></text:p>
            <text:p><text:span text:style-name="T7">En la infancia cuando se intenta el aprendizaje de los colores puede notarse esta incapacidad.</text:span></text:p>
            <text:p><text:span text:style-name="T9">En los casos graves </text:span><text:span text:style-name="T10">se suele asociar a otros problemas oculares, fotosensibilidad grave y el deterioro de la visión.</text:span></text:p>
            <text:p><text:span text:style-name="T8"/></text:p>
            <text:p><text:span text:style-name="T11">La agudeza visual es muy baja y que tienen muchos problemas en los espacios con altos niveles de iluminación. </text:span></text:p>
            <text:p><text:span text:style-name="T11">Hay una gran variabilidad en la severidad de los síntomas mencionados, pueden encontrarse con casos de incompleta acromatopsia o casos de personas que solo perciben el azul.</text:span></text:p>
          </table:table-cell>
          <table:table-cell table:style-name="ce4" office:value-type="string">
            <text:p>No se puede tratar, lo mejor es conocerlo, hacerse un diagnóstico y aprender a vivir con las dificultades conocidas. </text:p>
          </table:table-cell>
          <table:table-cell table:number-columns-repeated="1019"/>
        </table:table-row>
        <table:table-row table:style-name="ro2">
          <table:table-cell office:value-type="string">
            <text:p>Estrabismo</text:p>
          </table:table-cell>
          <table:table-cell office:value-type="string">
            <text:p>Es un trastorno en el cual los dos ojos no se alinean en la misma dirección y, por lo tanto, no miran al mismo objeto al mismo tiempo. La afección se conoce más comúnmente como "ojos bizcos" (estrabismo convergente).</text:p>
            <text:p/>
            <text:p/>
          </table:table-cell>
          <table:table-cell office:value-type="string">
            <text:p>Seis músculos diferentes rodean cada ojo y trabajan "como un equipo", lo cual permite que ambos ojos se enfoquen en el mismo objeto.</text:p>
            <text:p/>
            <text:p>En alguien con estrabismo, estos músculos no trabajan juntos. En consecuencia, un ojo mira a un objeto, mientras el otro ojo se voltea en una dirección diferente para enfocarse en otro objeto.</text:p>
            <text:p/>
            <text:p>Cuando esto ocurre, se envían dos imágenes diferentes al cerebro: una desde cada ojo. Esto confunde al cerebro. En los niños, el cerebro puede aprender a ignorar la imagen proveniente del ojo más débil.</text:p>
            <text:p/>
            <text:p>Si el estrabismo no se trata, el ojo que el cerebro ignora nunca verá bien. Esta pérdida de la visión se denomina ambliopía y también recibe el nombre de "ojo perezoso". Algunas veces, la ambliopía se presenta primero y causa el estrabismo.</text:p>
            <text:p/>
            <text:p>En la mayoría de los niños con estrabismo, la causa se desconoce. En más de la mitad de estos casos, el problema está presente al nacer o poco después, lo cual se denomina estrabismo congénito.</text:p>
            <text:p/>
            <text:p>La mayoría de las veces, el problema tiene que ver con el control muscular y no con la fortaleza del músculo.</text:p>
            <text:p/>
            <text:p>Otros trastornos asociados con el estrabismo en los niños abarcan: </text:p>
            <text:p/>
            <text:p>Síndrome de Apert</text:p>
            <text:p>Parálisis cerebral</text:p>
            <text:p>Rubéola congénita</text:p>
            <text:p>Hemangioma cerca del ojo durante la lactancia</text:p>
            <text:p>Síndrome de incontinencia pigmentaria </text:p>
            <text:p>Síndrome de Noonan</text:p>
            <text:p>Síndrome de Prader-Willi</text:p>
            <text:p>Retinopatía del prematuro</text:p>
            <text:p>Retinoblastoma</text:p>
            <text:p>Lesión cerebral traumática</text:p>
            <text:p>Trisomía 18</text:p>
            <text:p>El estrabismo que aparece en los adultos puede ser causado por:</text:p>
            <text:p/>
            <text:p>Botulismo</text:p>
            <text:p>Diabetes (causa una afección conocida como estrabismo paralítico adquirido)</text:p>
            <text:p>Enfermedad de Graves</text:p>
            <text:p>Síndrome de Guillain-Barré</text:p>
            <text:p>Lesión en el ojo</text:p>
            <text:p>Intoxicación por mariscos</text:p>
            <text:p>Accidente cerebrovascular</text:p>
            <text:p>Lesión cerebral traumática</text:p>
            <text:p>Pérdida de la visión por cualquier enfermedad o lesión ocular</text:p>
            <text:p>Un antecedente familiar de la enfermedad es un factor de riesgo. La hipermetropía puede ser un factor contribuyente, especialmente en niños. Además, cualquiera otra enfermedad que cause pérdida de la visión también puede ocasionar estrabismo.</text:p>
            <text:p/>
            <text:p/>
          </table:table-cell>
          <table:table-cell office:value-type="string">
            <text:p>Los síntomas del estrabismo pueden estar presentes todo el tiempo o pueden aparecer y desaparecer. Pueden abarcar: </text:p>
            <text:p/>
            <text:p>Estrabismo (ojos bizcos).</text:p>
            <text:p>Visión doble.</text:p>
            <text:p>Ojos que no se alinean en la misma dirección.</text:p>
            <text:p>Movimientos oculares descoordinados (los ojos no se mueven juntos).</text:p>
            <text:p>Pérdida de la visión o de la percepción de profundidad. </text:p>
            <text:p>Es importante destacar que probablemente los niños nunca presenten visión doble, debido a que la ambliopía se puede presentar rápidamente.</text:p>
            <text:p/>
            <text:p/>
          </table:table-cell>
          <table:table-cell office:value-type="string">
            <text:p>El primer paso para tratar el estrabismo en los niños es recetar gafas, de ser necesario.</text:p>
            <text:p/>
            <text:p>Luego, se debe tratar la ambliopía u ojo perezoso. Se coloca un parche sobre el ojo bueno, lo cual obliga al ojo más débil a trabajar más intensamente y obtener una mejor visión.</text:p>
            <text:p/>
            <text:p>Es posible que a su hijo no le guste usar un parche o gafas. Un parche obliga al niño a que vea inicialmente a través del ojo más débil. Sin embargo, es muy importante usar el parche o las gafas siguiendo las instrucciones.</text:p>
            <text:p/>
            <text:p>Si los ojos aún no se mueven correctamente, se puede necesitar cirugía de los músculos oculares. Se fortalecerán o se debilitarán diferentes músculos en el ojo.</text:p>
            <text:p/>
            <text:p>La cirugía de reparación de los músculos oculares no arregla la visión deficiente de un ojo perezoso. La cirugía de los músculos oculares fallará si no se trata la ambliopía. El niño posiblemente tenga que usar gafas después de la intervención. La cirugía casi siempre es efectiva si se hace cuando el niño es más pequeño. </text:p>
            <text:p/>
            <text:p>A los adultos con estrabismo leve que aparece y desaparece les puede ir bien con gafas y ejercicios de los músculos oculares para ayudarles a mantener los ojos derechos. Las formas más graves necesitarán cirugía para enderezar los ojos. Si el estrabismo ha ocurrido debido a la pérdida de la visión, será necesario corregirla antes de que la cirugía para el estrabismo pueda realizarse con éxito.</text:p>
          </table:table-cell>
          <table:table-cell table:number-columns-repeated="1019"/>
        </table:table-row>
        <table:table-row table:style-name="ro2">
          <table:table-cell office:value-type="string">
            <text:p>Presbicia</text:p>
          </table:table-cell>
          <table:table-cell office:value-type="string">
            <text:p>Es una afección en la cual el cristalino del ojo pierde su capacidad para enfocar. Esto dificulta el hecho de ver objetos cercanos.</text:p>
            <text:p/>
            <text:p/>
          </table:table-cell>
          <table:table-cell office:value-type="string">
            <text:p>El cristalino del ojo necesita cambiar su forma para enfocarse en objetos que estén cerca. La capacidad del cristalino para cambiar la forma se debe a la elasticidad del cristalino, la cual se va perdiendo lentamente a medida que las personas envejecen. El resultado es una pérdida lenta de la capacidad del ojo para enfocar los objetos cercanos.</text:p>
            <text:p/>
            <text:p>Las personas generalmente comienzan a notar esta afección alrededor de los 45 años, cuando se dan cuenta de que necesitan sostener los materiales de lectura a una mayor distancia para poder enfocarlos. La presbicia es una parte natural del proceso de envejecimiento y afecta a todas las personas.</text:p>
          </table:table-cell>
          <table:table-cell office:value-type="string">
            <text:p>Los síntomas incluyen:</text:p>
            <text:p/>
            <text:p>Disminución en la capacidad para enfocar objetos cercanos</text:p>
            <text:p>Fatiga ocular</text:p>
            <text:p>Dolor de cabeza</text:p>
          </table:table-cell>
          <table:table-cell office:value-type="string">
            <text:p>No existe cura para la presbicia. En las etapas tempranas de la presbicia, puede darse cuenta que sostener los materiales de lectura más lejos o usar un tipo de letra más grande o más luz al leer puede ser suficiente. Conforme empeora la presbicia, usted necesitará anteojos o lentes de contacto para leer. En algunos casos, adicionar lentes bifocales a los ya existentes puede ser la mejor solución. Los lentes de lectura o bifocales recetados se necesitarán amplificar conforme usted envejece y pierde más la habilidad para enfocar de cerca.</text:p>
            <text:p/>
            <text:p>A los 65 años de edad, la mayoría de la elasticidad del cristalino se ha perdido por lo que la prescripción de lentes para leer no continuará amplificándose.</text:p>
            <text:p/>
            <text:p>Las personas que no necesitan gafas para ver a distancia posiblemente sólo requieran media gafa o gafas para leer.</text:p>
            <text:p/>
            <text:p>Las personas que son miopes pueden ser capaces de quitarse sus gafas para ver de lejos cuando van a leer.</text:p>
            <text:p/>
            <text:p>Con el uso de lentes de contacto, algunas personas deciden corregir un ojo para visión cercana y el otro para visión lejana. Esto se llama "monovisión". Esta técnica elimina la necesidad de los lentes bifocales o las gafas para leer, pero puede afectar la percepción de la profundidad.</text:p>
            <text:p/>
            <text:p>Algunas veces, la monovisión se puede producir a través de la corrección de la visión con láser. También existen lentes de contacto bifocales que pueden corregir tanto la visión cercana como la lejana en ambos ojos.</text:p>
            <text:p/>
            <text:p>Se están evaluando nuevos procedimientos quirúrgicos que pueden también aportar soluciones para las personas que no desean usar gafas ni lentes de contacto. Dos procedimientos prometedores consisten en implantar un lente o una membrana puntiforme en la córnea. Estos procedimientos con mucha frecuencia se pueden revertir si es necesario.</text:p>
            <text:p/>
            <text:p>Las personas que van a someterse a una cirugía de cataratas pueden elegir que se les implante un tipo especial de cristalino que les permita ver claramente a la distancia y de cerca. </text:p>
          </table:table-cell>
          <table:table-cell table:number-columns-repeated="1019"/>
        </table:table-row>
        <table:table-row table:style-name="ro2" table:number-rows-repeated="1048566">
          <table:table-cell table:number-columns-repeated="1024"/>
        </table:table-row>
        <table:table-row table:style-name="ro2">
          <table:table-cell table:number-columns-repeated="1024"/>
        </table:table-row>
      </table:table>
      <table:table table:name="Hoja2" table:style-name="ta1" table:print="false">
        <table:table-column table:style-name="co6" table:default-cell-style-name="Default"/>
        <table:table-row table:style-name="ro4">
          <table:table-cell/>
        </table:table-row>
      </table:table>
      <table:table table:name="Hoja3" table:style-name="ta1" table:print="false">
        <table:table-column table:style-name="co6" table:default-cell-style-name="Default"/>
        <table:table-row table:style-name="ro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Mangal1" svg:font-family="Mangal" style:font-pitch="variable"/>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18/01/2017</text:date>, <text:time>21:41:21</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18:44:08.67</meta:creation-date>
    <dc:date>2017-01-18T21:41:21.41</dc:date>
    <meta:editing-duration>PT4H11M42S</meta:editing-duration>
    <meta:editing-cycles>4</meta:editing-cycles>
    <meta:generator>OpenOffice/4.1.1$Win32 OpenOffice.org_project/411m6$Build-9775</meta:generator>
    <meta:document-statistic meta:table-count="3" meta:cell-count="45" meta:object-count="0"/>
  </office:meta>
</office:document-meta>
</file>